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900001B7900002F0188984B70.svm"/>
  <manifest:file-entry manifest:media-type="" manifest:full-path="Pictures/200002210000409500002F0185052B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998cm" style:rel-column-width="8183*"/>
    </style:style>
    <style:style style:name="Table1.B" style:family="table-column">
      <style:table-column-properties style:column-width="6.384cm" style:rel-column-width="26133*"/>
    </style:style>
    <style:style style:name="Table1.C" style:family="table-column">
      <style:table-column-properties style:column-width="7.625cm" style:rel-column-width="31219*"/>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501cm" style:type="right" style:leader-style="dotted" style:leader-text="."/>
        </style:tab-stops>
      </style:paragraph-properties>
    </style:style>
    <style:style style:name="P8" style:family="paragraph" style:parent-style-name="Contents_20_3">
      <style:paragraph-properties>
        <style:tab-stops>
          <style:tab-stop style:position="15.002cm" style:type="right" style:leader-style="dotted" style:leader-text="."/>
        </style:tab-stops>
      </style:paragraph-properties>
    </style:style>
    <style:style style:name="P9" style:family="paragraph" style:parent-style-name="Heading_20_1" style:list-style-name="L1"/>
    <style:style style:name="P10" style:family="paragraph" style:parent-style-name="Heading_20_2" style:list-style-name="L2"/>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style:text-underline-style="none" style:font-style-asian="normal" style:font-style-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text-properties style:text-underline-style="none"/>
    </style:style>
    <style:style style:name="P17" style:family="paragraph" style:parent-style-name="Standard" style:master-page-name="">
      <style:paragraph-properties fo:keep-together="always"/>
      <style:text-properties fo:font-style="normal" style:text-underline-style="none" style:font-style-asian="normal" style:font-style-complex="normal"/>
    </style:style>
    <style:style style:name="P18" style:family="paragraph" style:parent-style-name="Heading_20_2" style:list-style-name="L2">
      <style:text-properties fo:font-style="normal" style:font-style-asian="normal" style:font-style-complex="normal"/>
    </style:style>
    <style:style style:name="P19"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20" style:family="paragraph" style:parent-style-name="Standard" style:list-style-name="L4">
      <style:text-properties fo:font-style="normal" style:font-style-asian="normal" style:font-style-complex="normal"/>
    </style:style>
    <style:style style:name="P21" style:family="paragraph" style:parent-style-name="Heading_20_1" style:list-style-name="L2"/>
    <style:style style:name="P22" style:family="paragraph" style:parent-style-name="Heading_20_2" style:list-style-name="L2">
      <style:paragraph-properties fo:margin-left="0cm" fo:margin-right="0cm" fo:text-indent="1.499cm" style:auto-text-indent="false"/>
    </style:style>
    <style:style style:name="P23" style:family="paragraph" style:parent-style-name="Standard" style:list-style-name="L5">
      <style:text-properties fo:font-weight="normal" style:font-weight-asian="normal" style:font-weight-complex="normal"/>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6">
      <style:text-properties fo:font-style="normal" fo:font-weight="normal" style:font-style-asian="normal" style:font-weight-asian="normal" style:font-style-complex="normal" style:font-weight-complex="normal"/>
    </style:style>
    <style:style style:name="P27" style:family="paragraph" style:parent-style-name="Bibliography_20_1">
      <style:paragraph-properties>
        <style:tab-stops/>
      </style:paragraph-properties>
    </style:style>
    <style:style style:name="P28"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none" fo:font-weight="bold" style:font-weight-asian="bold" style:font-weight-complex="bold"/>
    </style:style>
    <style:style style:name="T12" style:family="text">
      <style:text-properties fo:font-style="italic" style:text-underline-style="none" style:font-style-asian="italic" style:font-style-complex="italic"/>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3cm" fo:margin-right="3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UCP</text:p>
          </table:table-cell>
          <table:table-cell office:value-type="string">
            <text:p text:style-name="P3">Unidade Central de Processamento</text:p>
          </table:table-cell>
          <table:table-cell office:value-type="string">
            <text:p text:style-name="Table_20_Contents"/>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4"/>
      <text:p text:style-name="P5"/>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6">Introdução<text:tab/>8</text:p>
          <text:p text:style-name="P6"><text:s/>1 Conceitos Introdutórios sobre Emuladores<text:tab/>9</text:p>
          <text:p text:style-name="P7"><text:s/>1.1 Emuladores<text:tab/>9</text:p>
          <text:p text:style-name="P7"><text:s/>1.2 Níveis de Abstração<text:tab/>10</text:p>
          <text:p text:style-name="P7"><text:s/>1.3 Emuladores e Níveis de Abstração<text:tab/>12</text:p>
          <text:p text:style-name="P7"><text:s/>1.4 Filosofia de Funcionamento<text:tab/>14</text:p>
          <text:p text:style-name="P7"><text:s/>1.5 Tipos de Emuladores<text:tab/>16</text:p>
          <text:p text:style-name="P7"><text:s/>1.6 Benefícios do Uso de Emuladores<text:tab/>17</text:p>
          <text:p text:style-name="P7"><text:s/>1.7 Considerações Finais<text:tab/>18</text:p>
          <text:p text:style-name="P6"><text:s/>2 Arquitetura de Hardware do Ponto de Vista de um Emulador<text:tab/>19</text:p>
          <text:p text:style-name="P7"><text:s/>2.1 Processadores<text:tab/>19</text:p>
          <text:p text:style-name="P8"><text:s/>2.1.1 Instruções de Máquina<text:tab/>20</text:p>
          <text:p text:style-name="P8"><text:s/>2.1.2 Seqüência de Operação<text:tab/>21</text:p>
          <text:p text:style-name="P8"><text:s/>2.1.3 Memória Interna<text:tab/>21</text:p>
          <text:p text:style-name="P8"><text:s/>2.1.4 Interrupções<text:tab/>21</text:p>
          <text:p text:style-name="P8"><text:s/>2.1.5 CISC / RISC<text:tab/>21</text:p>
          <text:p text:style-name="P6"><text:s/>3 Técnicas tradicionais na Construção de Emuladores<text:tab/>22</text:p>
          <text:p text:style-name="P7"><text:s/>3.1 Microprocessador<text:tab/>22</text:p>
          <text:p text:style-name="P7"><text:s/>3.2 Memória<text:tab/>22</text:p>
          <text:p text:style-name="P7"><text:s/>3.3 Gráficos<text:tab/>22</text:p>
          <text:p text:style-name="P6">Conclusão<text:tab/>23</text:p>
          <text:p text:style-name="P6">Referências Bibliográficas<text:tab/>24</text:p>
        </text:index-body>
      </text:table-of-content>
      <text:p text:style-name="P4"/>
      <text:list text:style-name="L1">
        <text:list-header>
          <text:h text:style-name="P9" text:outline-level="1" text:is-list-header="true">Introdução</text:h>
        </text:list-header>
      </text:list>
      <text:p text:style-name="Standard"/>
      <text:list text:style-name="L1" text:continue-numbering="true">
        <text:list-item>
          <text:h text:style-name="P9"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0"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a Máquina Virtual Java é um computador abstrato. Como um computador real, possui um conjunto de instruções e manipula várias áreas de memória em tempo de execução.” [tradução nossa] (</text:span><text:span text:style-name="T3"><text:bibliography-mark text:identifier="LINDHOLM, 1999" text:bibliography-type="book" text:address="Boston" text:author="LINDHOLM, Tim; YELLIN, Frank" text:edition="2" text:pages="473" text:publisher="Addison Wesley" text:title="The Java Virtual Machine" text:year="1999">LINDHOLM, 1999</text:bibliography-mark></text:span><text:span text:style-name="T3">).</text:span><text:span text:style-name="T3"><office:annotation><dc:creator>AW</dc:creator><dc:date>2006-08-27T00:00:00</dc:date><text:p>Ver página</text:p></office:annotation></text:span></text:p>
      <text:p text:style-name="P11">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4"> ela, enquanto no caso do emulador, o código não foi escrito para o emulador, mas para outra arquitetura computacional.</text:span></text:p>
      <text:p text:style-name="P11">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1">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0" text:outline-level="2">Níveis de Abstração</text:h>
            </text:list-item>
          </text:list>
        </text:list-item>
      </text:list>
      <text:p text:style-name="P11">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ext:span><text:span text:style-name="T3"><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span text:style-name="T3">, p. 1) [tradução nossa] [grifo do autor]</text:span></text:p>
      <text:p text:style-name="P11">Tanenbaum define os computadores como tendo, em geral, seis níveis de abstração, partindo do nível mais baixo (hardware) e indo para o nível mais alto (aplicações), segundo mostrado na figura <text:sequence-ref text:reference-format="value" text:ref-name="refFigura0">1</text:sequence-ref>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1"><draw:frame draw:style-name="fr1" draw:name="Quadro1" text:anchor-type="paragraph" svg:width="14.485cm" draw:z-index="0"><draw:text-box fo:min-height="11.104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5">nível de lógica digital</text:span>, que é o verdadeiro hardware da máquina. Este nível inclui especialmente as <text:span text:style-name="T6">portas lógicas</text:span><text:span text:style-name="T4">, que são dispositivos digitais que executam operações simples de lógica booleana</text:span><text:span text:style-name="T4"><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4">, como as operações E e OU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p text:style-name="P12">Os dois níveis seguintes são o <text:span text:style-name="T5">nível de microprogramação</text:span><text:span text:style-name="T7"> e o </text:span><text:span text:style-name="T5">nível de máquina convencional</text:span><text:span text:style-name="T7">. Embora ambos pareçam bastante semelhantes, o nível de máquina convencional é aquele na qual as instruções </text:span><text:span text:style-name="T8">assembly</text:span><text:span text:style-name="T8"><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7"> são executadas; portanto, quando o fabricante de um determinado processador distribui um manual de referência de linguagem </text:span><text:span text:style-name="T8">assembly</text:span><text:span text:style-name="T7">, este manual refere-se ao nível 2, e não ao nível 1. O nível 1, de microprogramação, refere-se a como estas instruções são implementadas dentro do processador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p text:style-name="P13">O nível seguinte é o <text:span text:style-name="T5">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3">O <text:span text:style-name="T5">nível de linguagem de montagem</text:span> e o <text:span text:style-name="T5">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5">compilado</text:span> para um código-fonte <text:span text:style-name="T9">assembly</text:span>, e o código-fonte <text:span text:style-name="T9">assembly</text:span> é <text:span text:style-name="T5">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3">Tanenbaum ainda define os níveis 6 e superiores como as aplicações de usuári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0"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4"><text:span text:style-name="T4">Simuladores</text:span><text:span text:style-name="T7">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8">cache</text:span><text:span text:style-name="T10"><text:note text:id="ftn8" text:note-class="footnote"><text:note-citation>8</text:note-citation><text:note-body><text:p text:style-name="Footnote">Memória de acesso muito rápido, onde uma cópia dos dados mais utilizados da memória RAM são armazenados.</text:p></text:note-body></text:note></text:span><text:span text:style-name="T10">). Devido à sua precisão, um sistema simulado geralmente não consegue atingir uma velocidade equivalente à do hardware original (</text:span><text:span text:style-name="T1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0">, p. 12).</text:span></text:p>
      <text:p text:style-name="P15">Um <text:span text:style-name="T11">emulador</text:span><text:span text:style-name="T4">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4"><text:reference-ref text:reference-format="chapter" text:ref-name="3.4">3.3</text:reference-ref></text:span><text:span text:style-name="T4">). Segundo del Barrio,</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p. 16).</text:span></text:p>
      <text:p text:style-name="Standard">Os emuladores emulam o nível 2, que é o nível de máquina convencional.</text:p>
      <text:p text:style-name="Standard">Um <text:span text:style-name="T11">emulador de alto nível</text:span><text:span text:style-name="T4">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4"><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4">).</text:span></text:p>
      <text:p text:style-name="P16">Um <text:span text:style-name="T5">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6">O virtualizador, assim como o emulador de alto nível, emula o nível 3, sendo que a diferença entre os dois está no fato de que o emulador de alto nível precisa interpretar as instruções do processador, enquanto o virtualizador as executa diretamente.</text:p>
      <text:p text:style-name="Standard"><text:span text:style-name="T4">Por último, existem ainda os </text:span><text:span text:style-name="T11">simuladores de sistema operacional</text:span><text:span text:style-name="T4">. Neste caso, eles agem como virtualizadores, mas ao invés de emular os componentes de hardware, eles capturam as chamadas de sistema e as implementam em uma plataforma diferente. Exemplos deste tipo de software são o </text:span><text:span text:style-name="T12">Cooperative Linux </text:span><text:span text:style-name="T13">(que permite usar programas de Linux dentro do Windows)</text:span><text:span text:style-name="T12"> </text:span><text:span text:style-name="T13">e o WINE</text:span><text:span text:style-name="T13"><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3"> (que permite usar programas de Windows no Linux) (</text:span><text:span text:style-name="T13"><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3">).</text:span></text:p>
      <text:p text:style-name="P17">Levando em conta todos estes tipos de programas simuladores, a construção de <text:span text:style-name="T6">emuladores</text:span> no nível 2 será o foco principal deste trabalho.</text:p>
      <text:list text:style-name="L2" text:continue-numbering="true">
        <text:list-item>
          <text:list text:continue-numbering="true">
            <text:list-item>
              <text:h text:style-name="P10"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5.443cm" draw:z-index="2"><draw:text-box fo:min-height="9.636cm"><text:p text:style-name="Figura"><draw:frame draw:style-name="fr4" draw:name="figura2" text:anchor-type="paragraph" svg:x="0.004cm" svg:y="0.002cm" svg:width="5.443cm" style:rel-width="100%" svg:height="9.636cm" style:rel-height="scale" draw:z-index="3"><draw:image xlink:href="Pictures/2000017900001B7900002F0188984B70.svm" xlink:type="simple" xlink:show="embed" xlink:actuate="onLoad"/></draw:frame>Figura <text:sequence text:ref-name="refFigura1" text:name="Figura" text:formula="ooow:Figura+1" style:num-format="1">2</text:sequence>: Laço principal de um emulador simples.</text:p></draw:text-box></draw:frame></text:p>
      <text:p text:style-name="Standard">A emulação de um <text:span text:style-name="T5">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4">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1">É necessário que haja uma sincronia entre o microprocessador e os outros componentes. Esta sincronia é atingida através de um sinal de <text:span text:style-name="T15">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1">Outros componentes internos do computador também devem ser emulados. Geralmente, eles se comunicam com o microprocessador e uns com os outros através de <text:span text:style-name="T5">áreas de memória</text:span> (onde cada componente tem uma área de memória reservada para si), de portas e de interrupções. Computadores modernos também usam um sistema de Acesso Direto à Memória (DMA, do inglês <text:span text:style-name="T9">Direct</text:span><text:span text:style-name="T2"> </text:span><text:span text:style-name="T9">Memory</text:span><text:span text:style-name="T2"> </text:span><text:span text:style-name="T9">Access</text:span>); segundo Murdocca,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9">Processing</text:span><text:span text:style-name="T2"> </text:span><text:span text:style-name="T9">Unit</text:span><text:span text:style-name="T3">, ou Unidade de Processamento Central.</text:span></text:p></text:note-body></text:note> como intermediário; portanto, pode diminuir a congestão do barramento do sistem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p. 288).</text:p>
      <text:p text:style-name="P11">Dos componentes internos do computador a serem emulados, geralmente o mais complexo e que utiliza mais de recursos de emulação é o <text:span text:style-name="T5">sistema gráfico</text:span>. De acordo com Del Barrio, “a emulação gráfica [...] ocupará mais de 50% do tempo da emulação, às vezes chegando até 80% ou 90%” [tradução nossa]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07). Assim, na emulação do sistema gráfico – e, algumas vezes, de outros componentes – se faz necessário sacrificar a exatidão da emulação em prol do desempenho.</text:p>
      <text:p text:style-name="P11">O <text:span text:style-name="T5">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8" text:outline-level="2">Tipos de Emuladores</text:h>
            </text:list-item>
          </text:list>
        </text:list-item>
      </text:list>
      <text:p text:style-name="P11">Segundo Laureano, os emuladores podem ser baseados em hardware, software ou alguma combinação entre os dois. Emuladores baseados em <text:span text:style-name="T6">hardware</text:span><text:span text:style-name="T4"> são aqueles que são totalmente implementados em um componente físico, como um </text:span><text:span text:style-name="T12">microchip</text:span><text:span text:style-name="T4">. Emuladores baseados em </text:span><text:span text:style-name="T6">software</text:span><text:span text:style-name="T4"> são aqueles que são executados em um computador, totalmente separados da implementação de hardware e onde o software provê todos os recursos para a emulação. Existem ainda as soluções </text:span><text:span text:style-name="T6">híbridas</text:span><text:span text:style-name="T4">, onde parte da emulação é feita em hardware, e parte em software.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p text:style-name="P12">Os emuladores baseados em software, que são o foco principal deste trabalho, podem ser implementados de quatro formas diferentes:</text:p>
      <text:list text:style-name="L3">
        <text:list-item>
          <text:p text:style-name="P19"><text:span text:style-name="T11">Interpretação</text:span><text:span text:style-name="T4">: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Tradução binária estática</text:span><text:span text:style-name="T4">: 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Tradução binária dinâmica</text:span><text:span text:style-name="T16">:</text:span><text:span text:style-name="T4"> nesta técnica,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2">just-in-time</text:span><text:span text:style-name="T4"> (JIT)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list-item>
        <text:list-item>
          <text:p text:style-name="P19"><text:span text:style-name="T11">Virtualização</text:span><text:span text:style-name="T4">: esta técnica é 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4"><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4">).</text:span></text:p>
        </text:list-item>
      </text:list>
      <text:p text:style-name="P12">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8" text:outline-level="2">Benefícios do Uso de Emuladores</text:h>
            </text:list-item>
          </text:list>
        </text:list-item>
      </text:list>
      <text:p text:style-name="P11">Os emuladores podem ser usados para diferentes fins:</text:p>
      <text:list text:style-name="L4">
        <text:list-item>
          <text:p text:style-name="P20">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0">Permitir o uso de aplicativos legados, que eram utilizados em equipamentos que não estão mais disponíveis, ou aos quais o usuário não têm acesso.</text:p>
        </text:list-item>
        <text:list-item>
          <text:p text:style-name="P20">Facilitar o desenvolvimento de novos sistemas operacionais, permitindo que desenvolvedor tenha acesso a tudo que acontece dentro de cada componente, e dando a ele a facilidade de testar seu sistema com diferentes configurações.</text:p>
        </text:list-item>
        <text:list-item>
          <text:p text:style-name="P20">Facilitar o desenvolvimento de programas para múltiplas plataformas, oferecendo ao desenvolvedor uma gama de arquiteturas nas quais ele pode testar seus programas sem a necessidade de copiá-los a outros computadores.</text:p>
          <text:p text:style-name="P20">Laureano acrescenta ainda os seguintes usos:</text:p>
        </text:list-item>
        <text:list-item>
          <text:p text:style-name="P20">“Testar configurações e situações diferentes do mundo real, como, por exemplo, mais memória disponível ou a presença de outros dispositivos de E/S”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item>
          <text:p text:style-name="P20">“Auxiliar no ensino prático de sistemas operacionais e programação ao permitir a execução de vários sistemas para comparação no mesmo equipamento” (<text:bibliography-mark text:identifier="LAUREANO, 2006" text:bibliography-type="book" text:address="São Paulo" text:author="LAUREANO, Marcos" text:edition="1" text:pages="184" text:publisher="Novatec" text:title="Máquinas Virtuais e Emuladores" text:year="2006">LAUREANO, 2006</text:bibliography-mark>, p. 35).</text:p>
        </text:list-item>
      </text:list>
      <text:list text:style-name="L2" text:continue-numbering="true">
        <text:list-item>
          <text:list text:continue-numbering="true">
            <text:list-item>
              <text:h text:style-name="P10"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1"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2" text:outline-level="2">Processadores</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text:p></text:note-body></text:note>, por exemplo, é capaz de executar 1 bilhão e 500 milhões de instruções por segundo. O 80386, bem mais modesto, operav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geralmente é composto de<text:span text:style-name="T7">:</text:span></text:p>
      <text:list text:style-name="L5">
        <text:list-item>
          <text:p text:style-name="P23">uma <text:span text:style-name="T5">unidade de controle</text:span>, responsável pela busca de instruções da memória principal e determinação de seus tipos;</text:p>
        </text:list-item>
        <text:list-item>
          <text:p text:style-name="P24"><text:span text:style-name="T7">uma </text:span><text:span text:style-name="T5">unidade lógica aritmética </text:span><text:span text:style-name="T7">(ALU, do inglês </text:span><text:span text:style-name="T2">Arithmetic Logic Unit</text:span><text:span text:style-name="T3">), responsável pela execução das operações matemáticas com os dados;</text:span></text:p>
        </text:list-item>
        <text:list-item>
          <text:p text:style-name="P24"><text:span text:style-name="T5">memória interna</text:span><text:span text:style-name="T7"> de alta velocidade, pequena, composta por registradores, cada um com uma determinada função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list-item>
      </text:list>
      <text:h text:style-name="Heading_20_3" text:outline-level="3" text:restart-numbering="true" text:start-value="1">Instruções de Máquina</text:h>
      <text:p text:style-name="Standard">Segundo Murdocca, “o <text:span text:style-name="T5">conjunto de instruções</text:span> é a coleção de instruções que um processador pode executar”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9">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Como o processador executa milhões de operações por segundo, a complexidade da programação vai ficar nos níveis de abstração superiores, onde a programação geralmente acontece em linguagens de alto nível como C ou Pascal.</text:span></text:p>
      <text:p text:style-name="Standard">Para facilitar a programação, estas instruções geralmente são representadas através de mnemônicos. Num processador Intel da série x86, por exemplo, a instrução que gera uma interrupção de software é a instrução de número 0xCC<text:note text:id="ftn16" text:note-class="footnote"><text:note-citation>16</text:note-citation><text:note-body><text:p text:style-name="Footnote">Um conjunto de números ou letras precedido de “0x” significa que este é um número hexadecimal. Assim, 0xCC equivale ao número hexadecimal CC, ou ao número decimal 204.</text:p></text:note-body></text:note>. Num programa <text:span text:style-name="T8">assembly</text:span>, entre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7" text:note-class="footnote"><text:note-citation>17</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de um byte, e a maior parte das instruções recebem outros bytes que as acompanham. Estes bytes são chamados <text:span text:style-name="T17">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pages="397" text:publisher="LTC" text:title="Introdução à Organização de Computadores" text:year="1996">MONTEIRO, 1996</text:bibliography-mark></text:span><text:span text:style-name="T3">). Num processador RISC</text:span><text:span text:style-name="T3"><text:note text:id="ftn18" text:note-class="footnote"><text:note-citation>18</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text:span></text:p>
      <text:p text:style-name="Standard">Tanenbaum agrupa as instruções em sete tipos:</text:p>
      <text:list text:style-name="L6">
        <text:list-item>
          <text:p text:style-name="P25"><text:span text:style-name="T5">instruções de transferência de dados</text:span><text:span text:style-name="T7">, que copiam dados de um lugar da memória para outro;</text:span></text:p>
        </text:list-item>
        <text:list-item>
          <text:p text:style-name="P26"><text:span text:style-name="T5">operações diádicas</text:span>, que combinam dois operandos para produzir um resultado (por exemplo, uma instrução de soma que some dois operandos);</text:p>
        </text:list-item>
        <text:list-item>
          <text:p text:style-name="P26"><text:span text:style-name="T5">operações monádicas</text:span>, que têm um operando e produzem um resultado (por exemplo, uma instrução de incremento que aumente o valor de um determinado registrador em 1);</text:p>
        </text:list-item>
        <text:list-item>
          <text:p text:style-name="P26"><text:span text:style-name="T5">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6"><text:span text:style-name="T5">instruções de chamada de procedimento</text:span>, que empilham<text:note text:id="ftn19" text:note-class="footnote"><text:note-citation>19</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6"><text:span text:style-name="T5">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5"><text:span text:style-name="T17">entrada/saída</text:span><text:span text:style-name="T10">, pelas quais é feita a comunicação com outros dispositivos. Neste grupo de instruções também entram as instruções de chamada de interrupção (</text:span><text:span text:style-name="T10"><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0">).</text:span></text:p>
        </text:list-item>
      </text:list>
      <text:p text:style-name="P15">Exemplos...</text:p>
      <text:h text:style-name="Heading_20_3" text:outline-level="3">Seqüência de Operação</text:h>
      <text:p text:style-name="Standard"/>
      <text:h text:style-name="Heading_20_3" text:outline-level="3">Memória Interna</text:h>
      <text:p text:style-name="Standard"/>
      <text:h text:style-name="Heading_20_3" text:outline-level="3">Interrupções</text:h>
      <text:p text:style-name="Standard"/>
      <text:h text:style-name="Heading_20_3" text:outline-level="3">CISC / RISC</text:h>
      <text:p text:style-name="Text_20_body"/>
      <text:list text:style-name="L2" text:continue-numbering="true">
        <text:list-item>
          <text:h text:style-name="P21" text:outline-level="1"><text:reference-mark-start text:name="Construção de Emuladores"/>Técnicas tradicionais na Construção de Emuladores<text:reference-mark-end text:name="Construção de Emuladores"/></text:h>
          <text:list>
            <text:list-item>
              <text:h text:style-name="P10"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0" text:outline-level="2">Memória</text:h>
            </text:list-item>
          </text:list>
        </text:list-item>
      </text:list>
      <text:p text:style-name="Standard"/>
      <text:list text:style-name="L2" text:continue-numbering="true">
        <text:list-item>
          <text:list text:continue-numbering="true">
            <text:list-item>
              <text:h text:style-name="P10" text:outline-level="2"><text:reference-mark-start text:name="3.4"/>Gráficos<text:reference-mark-end text:name="3.4"/></text:h>
            </text:list-item>
          </text:list>
        </text:list-item>
      </text:list>
      <text:p text:style-name="Standard"/>
      <text:list text:style-name="L2" text:continue-numbering="true">
        <text:list-header>
          <text:h text:style-name="P21" text:outline-level="1" text:is-list-header="true">Conclusão</text:h>
        </text:list-header>
      </text:list>
      <text:p text:style-name="Standard"/>
      <text:p text:style-name="Standard"/>
      <text:p text:style-name="P5"><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27">ALONI, Dan. Cooperative Linux. <text:span text:style-name="Main_20_index_20_entry">Proceedings of the Linux Symposium</text:span>, Ottawa, v. 1. 2004.</text:p>
          <text:p text:style-name="P27">BORIS, Daniel. <text:span text:style-name="Main_20_index_20_entry">How Do I Write An Emulator?</text:span>. 1999. Disponível em &lt;http://personals.ac.upc.edu/vmoya/docs/HowToDanBoris.txt&gt;. Acesso em 28 ago. 2006.</text:p>
          <text:p text:style-name="P27">BRITISH Computer Society. <text:span text:style-name="Main_20_index_20_entry">A Glossary of Computing Terms</text:span>. 10ª ed. Boston: Addison Wesley, 2002. 390 p.</text:p>
          <text:p text:style-name="P27">CLOCK Signal. <text:span text:style-name="Main_20_index_20_entry"><text:s/>Wikipedia, the Free Encyclopedia</text:span>. <text:s/>Disponível em &lt;http://en.wikipedia.org/wiki/Clock_signal&gt;. Acesso em 28 ago. 2006..</text:p>
          <text:p text:style-name="P27">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27">FAYZULLIN, Marat. <text:span text:style-name="Main_20_index_20_entry">fMSX: Portable MSX Emulator</text:span>. <text:s/>Disponível em &lt;http://fms.komkon.org/fMSX/&gt;. Acesso em 27 ago. 2006.</text:p>
          <text:p text:style-name="P27">GILHEANY, Steve. <text:span text:style-name="Main_20_index_20_entry">Evolution of Intel Microprocessors 1971 to 2007</text:span>. 2006 Disponível em &lt;http://www.cs.rpi.edu/~chrisc/COURSES/CSCI-4250/SPRING-2004/slides/cpu.pdf&gt;. Acesso em 11 set. 2006.</text:p>
          <text:p text:style-name="P27">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27">KELLER, Robert M. <text:span text:style-name="Main_20_index_20_entry">Computer Science:</text:span> Abstraction to Implementation. Harvey Mudd College: 1997. Disponível em &lt;http://www.cs.hmc.edu/claremont/keller/webBook/ ch01/sec01.html&gt;. Acesso em 09 set. 2006.</text:p>
          <text:p text:style-name="P27">LAUREANO, Marcos. <text:span text:style-name="Main_20_index_20_entry">Máquinas Virtuais e Emuladores</text:span>. 1ª ed. São Paulo: Novatec, 2006. 184 p.</text:p>
          <text:p text:style-name="P27">LINDHOLM, Tim; YELLIN, Frank. <text:span text:style-name="Main_20_index_20_entry">The Java Virtual Machine</text:span>. 2ª ed. Boston: Addison Wesley, 1999. 473 p.</text:p>
          <text:p text:style-name="P27">Monteiro, Mário A. <text:span text:style-name="Main_20_index_20_entry">Introdução à Organização de Computadores</text:span>. ª ed. Rio de Janeiro: LTC, 1996. 397 p.</text:p>
          <text:p text:style-name="P27">MURDOCCA, Miles J. e HEURING Vincent P. <text:span text:style-name="Main_20_index_20_entry">Introdução à Arquitetura de Computadores</text:span>. 1ª ed. Rio de Janeiro: Campus, 2000. 512 p.</text:p>
          <text:p text:style-name="P27">PATTERSON, David A. e HENNESSY, John L. <text:span text:style-name="Main_20_index_20_entry">Organização e Projeto de Computadores</text:span>. 3ª ed. São Paulo: Elsevier, 2005. 484 p.</text:p>
          <text:p text:style-name="P27">TANENBAUM, Andrew S.. <text:span text:style-name="Main_20_index_20_entry">Organização Estruturada de Computadores</text:span>. 3ª ed. Rio de Janeiro: Prentice/Hall do Brasil, 1990. 460 p.</text:p>
          <text:p text:style-name="P27">VMWARE Inc. <text:span text:style-name="Main_20_index_20_entry">Virtualization Overview: VMWare Whitepaper</text:span>. <text:s/>Disponível em &lt;http://www.vmware.com/pdf/virtualization.pdf&gt;. Acesso em 15 ago. 2006.</text:p>
          <text:p text:style-name="P27">ULTRAHLE: Technical Information. 2006. Descreve informações técnicas do emulador UltraHLE. Disponível em &lt;http://www.emuunlim.com/UltraHLE/old/techinfo.htm&gt;. Acesso em 27. ago 2006.</text:p>
        </text:index-body>
      </text:bibliography>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2"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00%"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André Wagner</meta:initial-creator>
    <meta:creation-date>2006-08-26T13:20:22</meta:creation-date>
    <dc:creator>andre</dc:creator>
    <dc:date>2006-09-11T22:21:54</dc:date>
    <dc:language>pt-BR</dc:language>
    <meta:editing-cycles>413</meta:editing-cycles>
    <meta:editing-duration>PT18H47M58S</meta:editing-duration>
    <meta:user-defined meta:name="Info 1"/>
    <meta:user-defined meta:name="Info 2"/>
    <meta:user-defined meta:name="Info 3"/>
    <meta:user-defined meta:name="Info 4"/>
    <meta:document-statistic meta:table-count="1" meta:image-count="2" meta:object-count="0" meta:page-count="25" meta:paragraph-count="205" meta:word-count="4676" meta:character-count="30428"/>
  </office:meta>
</office:document-meta>
</file>